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ource Sans Pro" svg:font-family="'Source Sans Pro', sans-serif"/>
    <style:font-face style:name="inherit" svg:font-family="inherit"/>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916" officeooo:paragraph-rsid="00137916"/>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635cm" loext:contextual-spacing="false" style:line-height-at-least="0.688cm" fo:widows="1" fo:text-indent="0cm" style:auto-text-indent="false" fo:padding="0cm" fo:border="none"/>
      <style:text-properties fo:font-variant="normal" fo:text-transform="none" fo:color="#333333" style:font-name="Source Sans Pro"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style:line-height-at-least="0.688cm" fo:widows="1" fo:text-indent="0cm" style:auto-text-indent="false" fo:padding="0cm" fo:border="none"/>
    </style:style>
    <style:style style:name="P5" style:family="paragraph" style:parent-style-name="Text_20_body" style:list-style-name="L1">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333333" style:font-name="inherit" fo:font-size="12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333333" style:font-name="inherit" fo:font-size="12pt" fo:letter-spacing="normal" fo:font-style="normal" fo:font-weight="normal"/>
    </style:style>
    <style:style style:name="P7" style:family="paragraph" style:parent-style-name="Heading_20_4">
      <style:text-properties fo:font-variant="normal" fo:text-transform="none" fo:color="#333333" style:font-name="Arial" fo:font-size="15pt" fo:letter-spacing="normal" fo:font-style="normal" officeooo:rsid="00137916" officeooo:paragraph-rsid="00137916"/>
    </style:style>
    <style:style style:name="P8" style:family="paragraph" style:parent-style-name="Heading_20_4">
      <style:paragraph-properties fo:margin-left="0cm" fo:margin-right="0cm" fo:margin-top="0cm" fo:margin-bottom="0.265cm" loext:contextual-spacing="false" fo:line-height="140%" fo:widows="1" fo:text-indent="0cm" style:auto-text-indent="false" fo:padding="0cm" fo:border="none"/>
      <style:text-properties fo:font-variant="normal" fo:text-transform="none" fo:color="#333333" style:font-name="Arial" fo:font-size="15pt" fo:letter-spacing="normal" fo:font-style="normal"/>
    </style:style>
    <style:style style:name="T1" style:family="text">
      <style:text-properties fo:font-variant="normal" fo:text-transform="none" fo:color="#333333" style:font-name="Source Sans Pro" fo:font-size="12pt" fo:letter-spacing="normal" fo:font-style="normal" fo:font-weight="normal"/>
    </style:style>
    <style:style style:name="T2" style:family="text">
      <style:text-properties fo:font-variant="normal" fo:text-transform="none" fo:color="#e03800" style:text-line-through-style="none" style:text-line-through-type="none" style:font-name="inherit" fo:font-size="12pt" fo:letter-spacing="normal" fo:font-style="normal" style:text-underline-style="none" fo:font-weight="normal" style:text-blinking="false" fo:padding="0cm" fo: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MQ – 135 Air Quality Sensor</text:h>
      <text:p text:style-name="P4"><text:span text:style-name="T1">The air quality sensor is also a MQ-135 sensor for detecting venomous gases that are present in the air in homes and offices. The gas sensor layer of the sensor unit is made up of tin dioxide (SnO2); it has lower conductivity compare to clean hair and due to air pollution the conductivity is increases. The air quality sensor detects ammonia, nitrogen oxide, smoke, CO2 and other harmful gases. The air quality sensor has a small potentiometer that permits the adjustment of the load resistance of the sensor circuit. The 5V </text:span><text:a xlink:type="simple" xlink:href="http://www.elprocus.com/types-power-supplies/" office:target-frame-name="_blank" xlink:show="new" text:style-name="Internet_20_link" text:visited-style-name="Visited_20_Internet_20_Link"><text:span text:style-name="T2">power supply </text:span></text:a><text:span text:style-name="T1">is used for air quality quality sensor.</text:span></text:p>
      <text:p text:style-name="P2"><draw:frame draw:style-name="fr1" draw:name="Image1" text:anchor-type="as-char" svg:width="11.853cm" svg:height="7.144cm" draw:z-index="0"><draw:image xlink:href="https://www.elprocus.com/wp-content/uploads/2016/05/MQ-–-135-AIR-QUALITY-SENSOR.jpg" xlink:type="simple" xlink:show="embed" xlink:actuate="onLoad"/><svg:title>MQ – 135 AIR QUALITY SENSOR</svg:title></draw:frame></text:p>
      <text:p text:style-name="P4"><text:span text:style-name="T1">The air quality sensor is a signal output indicator instruction. It has two outputs: analog output and </text:span><text:a xlink:type="simple" xlink:href="https://www.elprocus.com/transistor-transistor-logic-ttl/" office:target-frame-name="_blank" xlink:show="new" text:style-name="Internet_20_link" text:visited-style-name="Visited_20_Internet_20_Link"><text:span text:style-name="T2">TTL output</text:span></text:a><text:span text:style-name="T1">. The TTL output is low signal light which can be accessed through the IO ports on the Microcontroller. The analog output is an concentration, i.e. increasing voltage is directly proportional to increasing concentration. This sensor has a long life and reliable stability as well.</text:span></text:p>
      <text:h text:style-name="P8" text:outline-level="4">Applications Of MQ 135 Gas Sensor</text:h>
      <text:p text:style-name="P3">The following are the applications of the MQ 135 gas sensor:</text:p>
      <text:list xml:id="list7189245720699249471" text:style-name="L1">
        <text:list-item>
          <text:p text:style-name="P5">Air quality monitor</text:p>
        </text:list-item>
        <text:list-item>
          <text:p text:style-name="P5">Detection of harmful gases</text:p>
        </text:list-item>
        <text:list-item>
          <text:p text:style-name="P5">Domestic air pollution detection</text:p>
        </text:list-item>
        <text:list-item>
          <text:p text:style-name="P5">Industrial pollution detection</text:p>
        </text:list-item>
        <text:list-item>
          <text:p text:style-name="P5">Portable air pollution detection</text:p>
        </text:list-item>
      </text:list>
      <text:h text:style-name="P8" text:outline-level="4">Characteristics Of MQ 135</text:h>
      <text:list xml:id="list5397479452795585999" text:style-name="L2">
        <text:list-item>
          <text:p text:style-name="P6">Good sensitivity to harmful gases in wide range.</text:p>
        </text:list-item>
        <text:list-item>
          <text:p text:style-name="P6">It has long life and low cost.</text:p>
        </text:list-item>
        <text:list-item>
          <text:p text:style-name="P6"><text:soft-page-break/>Possesses high sensitivity to ammonia, benzene, sulfide gases.</text:p>
        </text:list-item>
        <text:list-item>
          <text:p text:style-name="P6">It is a simple drive circui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Source Sans Pro" svg:font-family="'Source Sans Pro', sans-serif"/>
    <style:font-face style:name="inherit" svg:font-family="inherit"/>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DejaVu Serif" fo:font-family="'DejaVu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15:15.991149138</meta:creation-date>
    <dc:date>2017-04-23T23:22:30.989708742</dc:date>
    <meta:editing-duration>PT7M16S</meta:editing-duration>
    <meta:editing-cycles>1</meta:editing-cycles>
    <meta:document-statistic meta:table-count="0" meta:image-count="1" meta:object-count="0" meta:page-count="2" meta:paragraph-count="16" meta:word-count="245" meta:character-count="1432" meta:non-whitespace-character-count="1210"/>
    <meta:generator>LibreOffice/4.3.3.2$Linux_ARM_EABI LibreOffice_project/430m0$Build-2</meta:generator>
  </office:meta>
</office:document-meta>
</file>